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93cm" svg:height="9.719cm" svg:x="0cm" svg:y="0.55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993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1:36:53.799587594</meta:creation-date>
    <dc:date>2016-07-14T11:38:58.726660376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94cm" svg:height="9.72cm" xlink:href="." xlink:type="simple" chart:class="chart:bar" chart:style-name="ch1">
        <chart:legend chart:legend-position="top" svg:x="4.459cm" svg:y="0.185cm" style:legend-expansion="wide" chart:style-name="ch2"/>
        <chart:plot-area chart:style-name="ch3" chart:data-source-has-labels="both" svg:x="1.35cm" svg:y="0.977cm" svg:width="15.305cm" svg:height="7.568cm">
          <chartooo:coordinate-region svg:x="2.342cm" svg:y="1.176cm" svg:width="14.313cm" svg:height="6.722cm"/>
          <chart:axis chart:dimension="x" chart:name="primary-x" chart:style-name="ch4" chartooo:axis-type="auto">
            <chartooo:date-scale/>
            <chart:title svg:x="6.802cm" svg:y="8.739cm" chart:style-name="ch5">
              <text:p>Percentage of Malleable Jobs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009cm" chart:style-name="ch7">
              <text:p>Time in Seconds</text:p>
            </chart:title>
            <chart:grid chart:style-name="ch8" chart:class="major"/>
          </chart:axis>
          <chart:series chart:style-name="ch9" chart:values-cell-range-address="local-table.$B$2:.$B$12" chart:label-cell-address="local-table.$B$1" chart:class="chart:bar">
            <chart:data-point chart:repeated="11"/>
          </chart:series>
          <chart:series chart:style-name="ch10" chart:values-cell-range-address="local-table.$C$2:.$C$12" chart:label-cell-address="local-table.$C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aiting Time</text:p>
              </table:table-cell>
              <table:table-cell office:value-type="string">
                <text:p>Average Response Tim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919.17">
                <text:p>3919.17</text:p>
              </table:table-cell>
              <table:table-cell office:value-type="float" office:value="4472.929">
                <text:p>4472.92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723.9">
                <text:p>3723.9</text:p>
              </table:table-cell>
              <table:table-cell office:value-type="float" office:value="4276.267">
                <text:p>4276.26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810.407">
                <text:p>3810.407</text:p>
              </table:table-cell>
              <table:table-cell office:value-type="float" office:value="4347.447">
                <text:p>4347.4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847.679">
                <text:p>3847.679</text:p>
              </table:table-cell>
              <table:table-cell office:value-type="float" office:value="4412.679">
                <text:p>4412.67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995.3026">
                <text:p>3995.3026</text:p>
              </table:table-cell>
              <table:table-cell office:value-type="float" office:value="4551.0394">
                <text:p>4551.039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104.5482">
                <text:p>4104.5482</text:p>
              </table:table-cell>
              <table:table-cell office:value-type="float" office:value="4617.4912">
                <text:p>4617.491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939.4342">
                <text:p>3939.4342</text:p>
              </table:table-cell>
              <table:table-cell office:value-type="float" office:value="4461.5307">
                <text:p>4461.530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879.7543">
                <text:p>3879.7543</text:p>
              </table:table-cell>
              <table:table-cell office:value-type="float" office:value="4363.4956">
                <text:p>4363.49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039.9912">
                <text:p>4039.9912</text:p>
              </table:table-cell>
              <table:table-cell office:value-type="float" office:value="4514.7894">
                <text:p>4514.78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101.7192">
                <text:p>4101.7192</text:p>
              </table:table-cell>
              <table:table-cell office:value-type="float" office:value="4565.9429">
                <text:p>4565.9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